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Helvetica" svg:font-family="Helvetica, Tahoma, sans-serif, 'Segoe UI'"/>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text-align="end" style:justify-single-word="false" style:writing-mode="rl-tb"/>
      <style:text-properties fo:font-variant="normal" fo:text-transform="none" fo:color="#000000" loext:opacity="100%" fo:letter-spacing="normal"/>
    </style:style>
    <style:style style:name="P3" style:family="paragraph" style:parent-style-name="Standard">
      <style:paragraph-properties fo:text-align="start" style:justify-single-word="false" style:writing-mode="lr-tb"/>
      <style:text-properties fo:font-variant="normal" fo:text-transform="none" fo:color="#000000" loext:opacity="100%" style:font-name="Helvetica" fo:font-size="12.75pt" fo:letter-spacing="normal" fo:font-style="normal" fo:font-weight="normal" officeooo:rsid="001f1508" officeooo:paragraph-rsid="001f1508"/>
    </style:style>
    <style:style style:name="P4" style:family="paragraph" style:parent-style-name="Standard">
      <style:paragraph-properties fo:text-align="end" style:justify-single-word="false" style:writing-mode="rl-tb"/>
      <style:text-properties fo:font-variant="normal" fo:text-transform="none" fo:color="#000000" loext:opacity="100%" fo:letter-spacing="normal" style:font-name-complex="Helvetica" style:font-size-complex="12.75pt" style:font-style-complex="normal" style:font-weight-complex="normal"/>
    </style:style>
    <style:style style:name="P5" style:family="paragraph" style:parent-style-name="Standard">
      <style:paragraph-properties fo:text-align="start" style:justify-single-word="false" style:writing-mode="lr-tb"/>
      <style:text-properties fo:font-variant="normal" fo:text-transform="none" fo:color="#000000" loext:opacity="100%" fo:letter-spacing="normal" style:font-name-complex="Helvetica" style:font-size-complex="12.75pt" style:font-style-complex="normal" style:font-weight-complex="normal"/>
    </style:style>
    <style:style style:name="P6" style:family="paragraph" style:parent-style-name="Standard">
      <style:paragraph-properties fo:text-align="start" style:justify-single-word="false" style:writing-mode="lr-tb"/>
      <style:text-properties fo:font-variant="normal" fo:text-transform="none" fo:color="#000000" loext:opacity="100%" fo:letter-spacing="normal" officeooo:paragraph-rsid="00237d13" style:font-name-complex="Helvetica" style:font-size-complex="12.75pt" style:font-style-complex="normal" style:font-weight-complex="normal"/>
    </style:style>
    <style:style style:name="P7" style:family="paragraph" style:parent-style-name="Standard">
      <style:text-properties fo:font-weight="bold" officeooo:paragraph-rsid="0020becd" style:font-weight-asian="bold" style:font-weight-complex="bold"/>
    </style:style>
    <style:style style:name="P8" style:family="paragraph" style:parent-style-name="Text_20_body">
      <style:paragraph-properties fo:margin-top="0in" fo:margin-bottom="0in" style:contextual-spacing="false"/>
    </style:style>
    <style:style style:name="P9" style:family="paragraph" style:parent-style-name="Text_20_body">
      <style:paragraph-properties fo:margin-left="0in" fo:margin-right="0in" fo:margin-top="0in" fo:margin-bottom="0in" style:contextual-spacing="false" fo:text-indent="0in" style:auto-text-indent="false"/>
      <style:text-properties fo:font-size="10pt"/>
    </style:style>
    <style:style style:name="P10" style:family="paragraph" style:parent-style-name="Text_20_body">
      <style:paragraph-properties fo:margin-top="0in" fo:margin-bottom="0in" style:contextual-spacing="false"/>
      <style:text-properties officeooo:paragraph-rsid="00237d13"/>
    </style:style>
    <style:style style:name="T1" style:family="text">
      <style:text-properties officeooo:rsid="001f1508"/>
    </style:style>
    <style:style style:name="T2" style:family="text">
      <style:text-properties style:font-name="Helvetica" fo:font-size="12.75pt" fo:font-style="normal" fo:font-weight="normal"/>
    </style:style>
    <style:style style:name="T3" style:family="text">
      <style:text-properties style:font-name-complex="Helvetica" style:font-size-complex="12.75pt" style:font-style-complex="normal" style:font-weight-complex="normal"/>
    </style:style>
    <style:style style:name="T4" style:family="text">
      <style:text-properties style:font-size-complex="14pt"/>
    </style:style>
    <style:style style:name="T5" style:family="text">
      <style:text-properties fo:font-size="10pt"/>
    </style:style>
    <style:style style:name="T6" style:family="text">
      <style:text-properties style:font-size-complex="10pt"/>
    </style:style>
    <style:style style:name="T7" style:family="text">
      <style:text-properties officeooo:rsid="00237d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cture 1: The Nature of Classical Physics</text:p>
      <text:p text:style-name="Standard">Somewhere in Steinbeck country two tired men sit down at the side of the road. Lenny combs his beard with his fingers and says, “Tell me about the laws of physics, George.” George looks down for a moment, then peers at Lenny over the tops of his glasses. “Okay, Lenny, but just the minimum.”</text:p>
      <text:p text:style-name="P1">سخنرانی <text:span text:style-name="T1">1</text:span>: ماهیت فیزیک کلاسیک</text:p>
      <text:p text:style-name="P1">در جایی در کشور اشتاین بک، دو مرد خسته در کنار جاده می نشینند. لنی ریش خود را با انگشتانش شانه می کند و می گوید: "در مورد قوانین فیزیک به من بگو جورج." جورج برای لحظه ای به پایین نگاه می کند، سپس از بالای عینک لنی را نگاه می کند. "باشه، لنی، اما فقط حداقل."</text:p>
      <text:p text:style-name="P1"/>
      <text:p text:style-name="P3">peer:</text:p>
      <text:p text:style-name="P2"><text:span text:style-name="T2">(</text:span><text:span text:style-name="T3">با کنجکاوی یا دقت</text:span><text:span text:style-name="T2">) </text:span><text:span text:style-name="T3">نگاه کردن، خیره شدن به، زل زل نگاه کردن، چشم دوختن به ،پدیدار شدن، سر در آوردن، در آمدن</text:span></text:p>
      <text:p text:style-name="P4"/>
      <text:p text:style-name="P4"/>
      <text:p text:style-name="P5">What Is Classical Physics?</text:p>
      <text:p text:style-name="P5">The term classical physics refers to physics before the advent of quantum mechanics. Classical physics includes Newton’s equations for the motion of particles, the Maxwell-Faraday theory of electromagnetic fields, and Einstein’s general theory of relativity. But it is more than just specific theories of specific phenomena; it is a set of principles and rules—an underlying logic—that governs all phenomena for which quantum uncertainty is not important. Those general rules are called classical mechanics.</text:p>
      <text:p text:style-name="P5">The job of classical mechanics is to predict the future. The great eighteenth-century physicist Pierre-Simon Laplace laid it out in a famous quote:</text:p>
      <text:p text:style-name="P4">فیزیک کلاسیک چیست؟</text:p>
      <text:p text:style-name="P4">اصطلاح فیزیک کلاسیک به فیزیک قبل از ظهور مکانیک کوانتومی اشاره دارد. فیزیک کلاسیک شامل معادلات نیوتن برای حرکت ذرات، نظریه میدان‌های الکترومغناطیسی ماکسول-فارادی و نظریه نسبیت عام اینشتین است. اما این چیزی بیش از تئوری های خاص در مورد پدیده های خاص است. این مجموعه<text:span text:style-name="T7">‌</text:span>ای از اصول و قواعد - یک منطق زیربنایی - است که بر همه پدیده هایی که عدم قطعیت کوانتومی برای آنها مهم نیست، حاکم است. آن قواعد کلی را مکانیک کلاسیک می نامند.</text:p>
      <text:p text:style-name="P4">کار مکانیک کلاسیک پیش بینی آینده است. فیزیکدان بزرگ قرن هجدهم، پیر سیمون لاپلاس، آن را در یک نقل قول معروف بیان کرد:</text:p>
      <text:p text:style-name="P6"><text:span text:style-name="T7">advent :</text:span><text:span text:style-name="Strong_20_Emphasis">ظهور </text:span><text:span text:style-name="T4">بروز </text:span></text:p>
      <text:p text:style-name="P10"><text:span text:style-name="T6">معادل ها در دیکشنری فارسی</text:span><text:span text:style-name="T5">:</text:span><text:a xlink:type="simple" xlink:href="https://dic.b-amooz.com/en/dictionary/rw?word=پیدایش" text:style-name="Internet_20_link" text:visited-style-name="Visited_20_Internet_20_Link"><text:span text:style-name="T6">پیدایش</text:span></text:a><text:span text:style-name="T6"> </text:span><text:a xlink:type="simple" xlink:href="https://dic.b-amooz.com/en/dictionary/rw?word=حلول" text:style-name="Internet_20_link" text:visited-style-name="Visited_20_Internet_20_Link"><text:span text:style-name="T6">حلول</text:span></text:a><text:span text:style-name="T6"> </text:span><text:a xlink:type="simple" xlink:href="https://dic.b-amooz.com/en/dictionary/rw?word=ظهور" text:style-name="Internet_20_link" text:visited-style-name="Visited_20_Internet_20_Link"><text:span text:style-name="T6">ظهور</text:span></text:a></text:p>
      <text:p text:style-name="P9"/>
      <text:p text:style-name="P8"><text:span text:style-name="T6">مترادف و متضاد</text:span><text:span text:style-name="T5">appearance arrival disappearance</text:span></text:p>
      <text:p text:style-name="P5">We may regard the present state of the universe as the effect of its past and the cause of its future. An intellect which at a certain moment would know all forces that set nature in motion, and all positions of all items of which nature is composed, if this intellect were also vast enough to submit these data to analysis, it would embrace in a single formula the movements of the greatest bodies of the universe and those of the tiniest atom; for such an intellect nothing would be uncertain and the future just like the past would be present before its eyes.</text:p>
      <text:p text:style-name="P4">ممکن است وضعیت کنونی جهان را معلول گذشته و علت آینده آن بدانیم. عقلی که در لحظه ای معین، تمام نیروهایی را که طبیعت را به حرکت در می آورند، و همه موقعیت های همه اقلامی که طبیعت از آنها تشکیل شده است، می دانست، اگر این عقل به اندازه کافی گسترده بود که این داده ها را برای تجزیه و تحلیل ارائه کند، در یک فرمول واحد حرکات بزرگترین اجسام جهان و <text:soft-page-break/>حرکات کوچکترین اتم را در بر می گرفت. برای چنین عقلی هیچ چیز نامشخص نخواهد بود و آینده درست مانند گذشته در برابر چشمانش حاضر خواهد بود.</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Helvetica" svg:font-family="Helvetica, Tahoma, sans-serif, 'Segoe UI'"/>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ejaVu Sans1"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4T01:30:24.566610052</meta:creation-date>
    <meta:generator>LibreOffice/7.3.7.2$Linux_X86_64 LibreOffice_project/30$Build-2</meta:generator>
    <dc:date>2025-03-26T00:15:02.584572351</dc:date>
    <meta:editing-duration>PT4H48M37S</meta:editing-duration>
    <meta:editing-cycles>4</meta:editing-cycles>
    <meta:document-statistic meta:table-count="0" meta:image-count="0" meta:object-count="0" meta:page-count="2" meta:paragraph-count="17" meta:word-count="573" meta:character-count="3106" meta:non-whitespace-character-count="2551"/>
  </office:meta>
</office:document-meta>
</file>